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gette" svg:font-family="Courgette" style:font-family-generic="system" style:font-pitch="variable" svg:panose-1="2 0 6 3 7 4 0 6 0 4"/>
    <style:font-face style:name="Roboto" svg:font-family="Roboto" style:font-family-generic="system" style:font-pitch="variable" svg:panose-1="2 0 0 0 0 0 0 0 0 0"/>
    <style:font-face style:name="Amaranth" svg:font-family="Amaranth" style:font-family-generic="system" style:font-pitch="variable" svg:panose-1="2 0 5 3 5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urgette" fo:font-size="26pt" style:font-size-asian="26pt" fo:language="fr" fo:country="BE"/>
    </style:style>
    <style:style style:name="T2" style:parent-style-name="Policepardéfaut" style:family="text">
      <style:text-properties style:font-name="Roboto" style:font-name-complex="Roboto" fo:color="#3C3B35" fo:font-size="20pt" style:font-size-asian="20pt" style:font-size-complex="20pt" fo:language="fr" fo:country="BE"/>
    </style:style>
    <style:style style:name="T3" style:parent-style-name="Policepardéfaut" style:family="text">
      <style:text-properties style:font-name="Roboto" style:font-name-complex="Roboto" fo:color="#3C3B35" fo:font-size="14pt" style:font-size-asian="14pt" style:font-size-complex="10.5pt" fo:language="fr" fo:country="BE"/>
    </style:style>
    <style:style style:name="P4" style:parent-style-name="Normal" style:family="paragraph">
      <style:paragraph-properties fo:margin-top="0.25in" fo:line-height="105%"/>
      <style:text-properties style:font-name="Amaranth" fo:font-size="20pt" style:font-size-asian="20pt" style:font-size-complex="20pt" fo:language="fr" fo:country="BE"/>
    </style:style>
    <style:style style:name="T5" style:parent-style-name="Policepardéfaut" style:family="text">
      <style:text-properties style:font-name="Roboto" fo:font-size="14pt" style:font-size-asian="14pt" style:font-size-complex="20pt" fo:language="en" fo:country="US"/>
    </style:style>
    <style:style style:name="T6" style:parent-style-name="Policepardéfaut" style:family="text">
      <style:text-properties style:font-name="Roboto" fo:font-size="14pt" style:font-size-asian="14pt" style:font-size-complex="20pt" fo:language="fr" fo:country="BE"/>
    </style:style>
    <style:style style:name="P7" style:parent-style-name="Normal" style:family="paragraph">
      <style:text-properties style:font-name="Roboto" fo:font-size="14pt" style:font-size-asian="14pt" style:font-size-complex="20pt" fo:language="fr" fo:country="BE"/>
    </style:style>
    <style:style style:name="P8" style:parent-style-name="Normal" style:family="paragraph">
      <style:paragraph-properties fo:margin-top="0.25in" fo:line-height="105%"/>
      <style:text-properties style:font-name="Amaranth" fo:font-size="20pt" style:font-size-asian="20pt" style:font-size-complex="20pt" fo:language="fr" fo:country="BE"/>
    </style:style>
    <style:style style:name="T9" style:parent-style-name="Policepardéfaut" style:family="text">
      <style:text-properties style:font-name="Roboto" fo:font-size="14pt" style:font-size-asian="14pt" style:font-size-complex="20pt" fo:language="fr" fo:country="BE"/>
    </style:style>
    <style:style style:name="T10" style:parent-style-name="Policepardéfaut" style:family="text">
      <style:text-properties style:font-name="Roboto" fo:font-size="14pt" style:font-size-asian="14pt" style:font-size-complex="20pt" fo:language="fr" fo:country="BE"/>
    </style:style>
    <style:style style:name="T11" style:parent-style-name="Policepardéfaut" style:family="text">
      <style:text-properties style:font-name="Roboto" fo:font-size="14pt" style:font-size-asian="14pt" style:font-size-complex="20pt" fo:language="fr" fo:country="BE"/>
    </style:style>
    <style:style style:name="P12" style:parent-style-name="Normal" style:family="paragraph">
      <style:text-properties style:font-name="Roboto" fo:font-size="16pt" style:font-size-asian="16pt" style:font-size-complex="20pt" fo:language="fr" fo:country="BE"/>
    </style:style>
    <style:style style:name="P13" style:parent-style-name="Normal" style:family="paragraph">
      <style:text-properties style:font-name="Roboto" fo:font-size="16pt" style:font-size-asian="16pt" style:font-size-complex="20pt" fo:language="fr" fo:country="BE"/>
    </style:style>
    <style:style style:name="P14" style:parent-style-name="Normal" style:family="paragraph">
      <style:text-properties style:font-name="Roboto" fo:font-size="16pt" style:font-size-asian="16pt" style:font-size-complex="20pt" fo:language="fr" fo:country="BE"/>
    </style:style>
    <style:style style:name="P15" style:parent-style-name="Normal" style:family="paragraph">
      <style:text-properties style:font-name="Roboto" fo:font-size="16pt" style:font-size-asian="16pt" style:font-size-complex="20pt" fo:language="fr" fo:country="BE"/>
    </style:style>
    <style:style style:name="P16" style:parent-style-name="Normal" style:family="paragraph">
      <style:text-properties style:font-name="Roboto" fo:font-size="16pt" style:font-size-asian="16pt" style:font-size-complex="20pt" fo:language="fr" fo:country="BE"/>
    </style:style>
    <style:style style:name="P17" style:parent-style-name="Normal" style:family="paragraph">
      <style:text-properties style:font-name="Courgette" fo:font-size="26pt" style:font-size-asian="26pt" style:font-size-complex="26pt" fo:language="fr" fo:country="BE"/>
    </style:style>
    <style:style style:name="P18" style:parent-style-name="Normal" style:family="paragraph">
      <style:text-properties style:font-name="Amaranth" fo:font-size="22pt" style:font-size-asian="22pt" style:font-size-complex="22pt" fo:language="fr" fo:country="BE"/>
    </style:style>
    <style:style style:name="T19" style:parent-style-name="Policepardéfaut" style:family="text">
      <style:text-properties style:font-name="Roboto" fo:font-size="16pt" style:font-size-asian="16pt" style:font-size-complex="16pt" fo:language="fr" fo:country="BE"/>
    </style:style>
  </office:automatic-styles>
  <office:body>
    <office:text text:use-soft-page-breaks="true">
      <text:p text:style-name="P1">Titre de la page</text:p>
      <text:p text:style-name="Normal"><text:span text:style-name="T2">Intro page style 1</text:span></text:p>
      <text:p text:style-name="Normal"><text:span text:style-name="T3">Intro page style 2</text:span></text:p>
      <text:p text:style-name="P4">Voici le titre d’un bloc<text:s/></text:p>
      <text:p text:style-name="Normal"><text:span text:style-name="T5">Lorem ipsum dolor sit amet, consectetur adipiscing elit. Maecenas posuere sed lorem vehicula lacinia.<text:s/></text:span><text:span text:style-name="T6">Nunc quis mi nec lacus pretium hendrerit.<text:s/></text:span></text:p>
      <text:p text:style-name="P7">Punc<text:s/>tempus, urna quis hendrerit porttitor, nisl lorem ullamcorper orci, nec sollicitudin nisi felis ut sem. Nunc dictum elit dolor, non lobortis magna cursus quis.</text:p>
      <text:p text:style-name="P8">Voici le titre d’un bloc<text:s/></text:p>
      <text:p text:style-name="Normal"><text:span text:style-name="T9">Maecenas posuere sed lorem vehicula lacinia. Nunc quis mi nec lacus pr</text:span><text:span text:style-name="T10">etium hendrerit.</text:span></text:p>
      <text:p text:style-name="Normal"><text:span text:style-name="T11">Nunc dictum elit dolor, non lobortis magna cursus quis.</text:span></text:p>
      <text:p text:style-name="P12"/>
      <text:p text:style-name="P13"/>
      <text:p text:style-name="P14"/>
      <text:p text:style-name="P15"/>
      <text:p text:style-name="P16"/>
      <text:p text:style-name="P17">Courgette 26</text:p>
      <text:p text:style-name="P18">Amaranth 20</text:p>
      <text:p text:style-name="Normal"><text:span text:style-name="T19">Roboto 1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gette" svg:font-family="Courgette" style:font-family-generic="system" style:font-pitch="variable" svg:panose-1="2 0 6 3 7 4 0 6 0 4"/>
    <style:font-face style:name="Roboto" svg:font-family="Roboto" style:font-family-generic="system" style:font-pitch="variable" svg:panose-1="2 0 0 0 0 0 0 0 0 0"/>
    <style:font-face style:name="Amaranth" svg:font-family="Amaranth" style:font-family-generic="system" style:font-pitch="variable" svg:panose-1="2 0 5 3 5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fr" fo:country="FR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fr" fo:country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2.75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c Closquet</meta:initial-creator>
    <dc:creator>Eric Closquet</dc:creator>
    <meta:creation-date>2018-12-05T12:39:00Z</meta:creation-date>
    <dc:date>2018-12-13T11:21:00Z</dc:date>
    <meta:print-date>2018-12-05T13:56:00Z</meta:print-date>
    <meta:template xlink:href="Normal.dotm" xlink:type="simple"/>
    <meta:editing-cycles>8</meta:editing-cycles>
    <meta:editing-duration>PT6780S</meta:editing-duration>
    <meta:document-statistic meta:page-count="1" meta:paragraph-count="14" meta:word-count="97" meta:character-count="586" meta:row-count="25" meta:non-whitespace-character-count="503"/>
  </office:meta>
</office:document-meta>
</file>